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6726" officeooo:paragraph-rsid="000e6726"/>
    </style:style>
    <style:style style:name="P2" style:family="paragraph" style:parent-style-name="Standard">
      <style:text-properties officeooo:rsid="000efe3a" officeooo:paragraph-rsid="000efe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$</text:p>
      <text:p text:style-name="P1">One of anything can be added to the root</text:p>
      <text:p text:style-name="P1">Array</text:p>
      <text:p text:style-name="P1">Any number of other arrays, objects, or values</text:p>
      <text:p text:style-name="P1">Object</text:p>
      <text:p text:style-name="P1">Must contain a String name followed by a colon ‘:’ and must contain one value, object or one array. </text:p>
      <text:p text:style-name="P1">Value</text:p>
      <text:p text:style-name="P1">can be true, false, null, a string, or a number</text:p>
      <text:p text:style-name="P1"/>
      <text:p text:style-name="P1">Context</text:p>
      <text:p text:style-name="P1">$</text:p>
      <text:p text:style-name="P1">Document root. Can only append to if it has no children</text:p>
      <text:p text:style-name="P1">[]</text:p>
      <text:p text:style-name="P1">Array, can append to the end of the array or insert between array elements, or add to top.</text:p>
      <text:p text:style-name="P1">{}</text:p>
      <text:p text:style-name="P1">If object is an array member can add before or after.</text:p>
      <text:p text:style-name="P1">If not in an array can only edit or delete.</text:p>
      <text:p text:style-name="P1">&lt;value&gt;</text:p>
      <text:p text:style-name="P1">if a single value is an array member can add before or after.</text:p>
      <text:p text:style-name="P1">If not in an array can only edit or delete.</text:p>
      <text:p text:style-name="P1"/>
      <text:p text:style-name="P2">Frame title will be proposed parent of new entity</text:p>
      <text:p text:style-name="P2">Radio buttons for array, object, or value</text:p>
      <text:p text:style-name="P2"/>
      <text:p text:style-name="P2">Array will add to parent in context</text:p>
      <text:p text:style-name="P2"/>
      <text:p text:style-name="P2">Object will ask for a name. Radio buttons for object value as an array, object or single value.</text:p>
      <text:p text:style-name="P2"><text:tab/>Single value will add per context above. </text:p>
      <text:p text:style-name="P2"><text:tab/>Object will create another empty object, ask for name, and recurse.</text:p>
      <text:p text:style-name="P2"><text:tab/>Array <text:s/>will add to object as parent and go to array routine.</text:p>
      <text:p text:style-name="P2"/>
      <text:p text:style-name="P2">Single value will accept value per context. Validated per spec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6T10:57:27.339282738</meta:creation-date>
    <dc:date>2019-03-06T11:15:33.570630575</dc:date>
    <meta:editing-duration>PT7M25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7" meta:word-count="209" meta:character-count="1068" meta:non-whitespace-character-count="880"/>
  </office:meta>
</office:document-meta>
</file>